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8.022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2.7693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2.75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633" fo:border="0.74pt solid #808080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8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4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fo:border="0.74pt solid #808080"/>
    </style:style>
    <style:style style:name="ce7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weight="normal" style:font-weight-asian="normal" style:font-weight-complex="normal"/>
    </style:style>
    <style:style style:name="ce78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4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transparent" fo:border="0.74pt solid #80808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" table:default-cell-style-name="ce74"/>
        <table:table-column table:style-name="co10" table:default-cell-style-name="ce74"/>
        <table:table-column table:style-name="co1" table:number-columns-repeated="2" table:default-cell-style-name="ce74"/>
        <table:table-column table:style-name="co11" table:default-cell-style-name="ce2"/>
        <table:table-column table:style-name="co1" table:number-columns-repeated="1006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55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dj Qty</text:p>
          </table:table-cell>
          <table:table-cell table:style-name="ce75" office:value-type="string" calcext:value-type="string">
            <text:p>PO</text:p>
          </table:table-cell>
          <table:table-cell table:style-name="ce75" office:value-type="string" calcext:value-type="string">
            <text:p>PO Qty.</text:p>
          </table:table-cell>
          <table:table-cell table:style-name="ce84" office:value-type="string" calcext:value-type="string">
            <text:p>Date </text:p>
          </table:table-cell>
          <table:table-cell table:style-name="ce84" office:value-type="string" calcext:value-type="string">
            <text:p>ETA </text:p>
          </table:table-cell>
          <table:table-cell table:style-name="ce87" office:value-type="string" calcext:value-type="string">
            <text:p>Notes</text:p>
          </table:table-cell>
          <table:table-cell table:style-name="ce87" table:number-columns-repeated="1006"/>
        </table:table-row>
        <table:table-row table:style-name="ro3">
          <table:table-cell table:style-name="ce3" table:number-columns-repeated="2"/>
          <table:table-cell table:style-name="ce15"/>
          <table:table-cell table:style-name="ce3" table:number-columns-repeated="2"/>
          <table:table-cell table:style-name="ce41"/>
          <table:table-cell table:style-name="ce3" table:number-columns-repeated="3"/>
          <table:table-cell table:style-name="ce55"/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75" table:number-columns-repeated="2"/>
          <table:table-cell table:style-name="ce84" table:number-columns-repeated="2"/>
          <table:table-cell table:style-name="ce87" table:number-columns-repeated="1007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Wade Reloaded Bearing Washe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02" calcext:value-type="currency">
            <text:p>$0.02</text:p>
          </table:table-cell>
          <table:table-cell table:style-name="ce68" table:formula="of:=SUM([.J5]*[.H5])" office:value-type="float" office:value="0.02" calcext:value-type="float">
            <text:p>$0.02</text:p>
          </table:table-cell>
          <table:table-cell table:style-name="ce72" table:formula="of:=[.H5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herringbone_large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2.43" calcext:value-type="currency">
            <text:p>$2.43</text:p>
          </table:table-cell>
          <table:table-cell table:style-name="ce68" table:formula="of:=SUM([.J6]*[.H6])" office:value-type="float" office:value="2.43" calcext:value-type="float">
            <text:p>$2.43</text:p>
          </table:table-cell>
          <table:table-cell table:style-name="ce72" table:formula="of:=[.H6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herringbone_small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34" calcext:value-type="currency">
            <text:p>$0.34</text:p>
          </table:table-cell>
          <table:table-cell table:style-name="ce68" table:formula="of:=SUM([.J7]*[.H7])" office:value-type="float" office:value="0.34" calcext:value-type="float">
            <text:p>$0.34</text:p>
          </table:table-cell>
          <table:table-cell table:style-name="ce72" table:formula="of:=[.H7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extruder_latch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26" calcext:value-type="currency">
            <text:p>$0.26</text:p>
          </table:table-cell>
          <table:table-cell table:style-name="ce68" table:formula="of:=SUM([.J8]*[.H8])" office:value-type="float" office:value="0.26" calcext:value-type="float">
            <text:p>$0.26</text:p>
          </table:table-cell>
          <table:table-cell table:style-name="ce72" table:formula="of:=[.H8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Wade extruder body for Hex nozzle v1.0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4.01" calcext:value-type="currency">
            <text:p>$4.01</text:p>
          </table:table-cell>
          <table:table-cell table:style-name="ce68" table:formula="of:=SUM([.J9]*[.H9])" office:value-type="float" office:value="4.01" calcext:value-type="float">
            <text:p>$4.01</text:p>
          </table:table-cell>
          <table:table-cell table:style-name="ce72" table:formula="of:=[.H9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Extruder Idler Block v1.4c, Taz &amp; Mini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9" calcext:value-type="currency">
            <text:p>$0.90</text:p>
          </table:table-cell>
          <table:table-cell table:style-name="ce68" table:formula="of:=SUM([.J10]*[.H10])" office:value-type="float" office:value="0.9" calcext:value-type="float">
            <text:p>$0.90</text:p>
          </table:table-cell>
          <table:table-cell table:style-name="ce72" table:formula="of:=[.H10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Dual fan hextruder mount v0.5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6.51" calcext:value-type="currency">
            <text:p>$6.51</text:p>
          </table:table-cell>
          <table:table-cell table:style-name="ce68" table:formula="of:=SUM([.J19]*[.H19])" office:value-type="float" office:value="0.00980971128608924" calcext:value-type="float">
            <text:p>$0.01</text:p>
          </table:table-cell>
          <table:table-cell table:style-name="ce72" table:formula="of:=[.H11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1</text:p>
          </table:table-cell>
          <table:table-cell table:style-name="ce17" office:value-type="string" calcext:value-type="string">
            <text:p>Fan duct lef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7" calcext:value-type="currency">
            <text:p>$1.70</text:p>
          </table:table-cell>
          <table:table-cell table:style-name="ce68" table:formula="of:=SUM([.J17]*[.H17])" office:value-type="float" office:value="0.00905511811023622" calcext:value-type="float">
            <text:p>$0.01</text:p>
          </table:table-cell>
          <table:table-cell table:style-name="ce72" table:formula="of:=[.H12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2</text:p>
          </table:table-cell>
          <table:table-cell table:style-name="ce17" office:value-type="string" calcext:value-type="string">
            <text:p>Fan duct righ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7" calcext:value-type="currency">
            <text:p>$1.70</text:p>
          </table:table-cell>
          <table:table-cell table:style-name="ce68" table:formula="of:=SUM([.J13]*[.H13])" office:value-type="float" office:value="1.7" calcext:value-type="float">
            <text:p>$1.70</text:p>
          </table:table-cell>
          <table:table-cell table:style-name="ce72" table:formula="of:=[.H13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32</text:p>
          </table:table-cell>
          <table:table-cell table:style-name="ce17" office:value-type="string" calcext:value-type="string">
            <text:p>Heatsink Fan Duct, TAZ 6, v1.0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25" calcext:value-type="currency">
            <text:p>$1.25</text:p>
          </table:table-cell>
          <table:table-cell table:style-name="ce68" table:formula="of:=SUM([.J14]*[.H14])" office:value-type="float" office:value="1.25" calcext:value-type="float">
            <text:p>$1.25</text:p>
          </table:table-cell>
          <table:table-cell table:style-name="ce72" table:formula="of:=[.H14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table:number-columns-repeated="2"/>
          <table:table-cell table:style-name="ce17"/>
          <table:table-cell table:style-name="ce4"/>
          <table:table-cell table:style-name="ce5"/>
          <table:table-cell table:style-name="ce16"/>
          <table:table-cell table:style-name="ce5" table:number-columns-repeated="3"/>
          <table:table-cell table:style-name="ce57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</text:p>
          </table:table-cell>
          <table:table-cell table:style-name="ce31" office:value-type="string" calcext:value-type="string">
            <text:p>Alpha Wire</text:p>
          </table:table-cell>
          <table:table-cell table:style-name="ce4" office:value-type="string" calcext:value-type="string">
            <text:p>2856/1</text:p>
          </table:table-cell>
          <table:table-cell table:style-name="ce16" office:value-type="string" calcext:value-type="string">
            <text:p>Allcable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((112/100)/12)/25.4" office:value-type="currency" office:currency="USD" office:value="0.0036745406824147" calcext:value-type="currency">
            <text:p>$0.00</text:p>
          </table:table-cell>
          <table:table-cell table:style-name="ce69" table:formula="of:=SUM([.J16]*[.H16])" office:value-type="float" office:value="0.643044619422572" calcext:value-type="float">
            <text:p>$0.64</text:p>
          </table:table-cell>
          <table:table-cell table:style-name="ce72" table:formula="of:=[.H16]*[.$L$4]" office:value-type="float" office:value="8750" calcext:value-type="float">
            <text:p>8750</text:p>
          </table:table-cell>
          <table:table-cell table:style-name="ce73" table:formula="of:=[.L16]/25.4/12" office:value-type="float" office:value="28.7073490813648" calcext:value-type="float">
            <text:p>28.707</text:p>
          </table:table-cell>
          <table:table-cell table:style-name="ce76" office:value-type="string" calcext:value-type="string">
            <text:p>NA</text:p>
          </table:table-cell>
          <table:table-cell table:style-name="ce76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16" office:value-type="string" calcext:value-type="string">
            <text:p>24AWG Stranded – Red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RD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17]*[.H17])" office:value-type="currency" office:currency="USD" office:value="0.00905511811023622" calcext:value-type="currency">
            <text:p>$0.01</text:p>
          </table:table-cell>
          <table:table-cell table:style-name="ce72" table:formula="of:=[.H17]*[.$L$4]" office:value-type="float" office:value="6000" calcext:value-type="float">
            <text:p>6000</text:p>
          </table:table-cell>
          <table:table-cell table:style-name="ce73" table:formula="of:=[.L17]/25.4/12" office:value-type="float" office:value="19.6850393700787" calcext:value-type="float">
            <text:p>19.685</text:p>
          </table:table-cell>
          <table:table-cell table:style-name="ce77" office:value-type="string" calcext:value-type="string">
            <text:p>NA</text:p>
          </table:table-cell>
          <table:table-cell table:style-name="ce77"/>
          <table:table-cell table:style-name="ce79" office:value-type="string" calcext:value-type="string">
            <text:p>NA</text:p>
          </table:table-cell>
          <table:table-cell table:style-name="ce77"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16" office:value-type="string" calcext:value-type="string">
            <text:p>24AWG Stranded – Black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BK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47]*[.H47])" office:value-type="currency" office:currency="USD" office:value="0.006" calcext:value-type="currency">
            <text:p>$0.01</text:p>
          </table:table-cell>
          <table:table-cell table:style-name="ce72" table:formula="of:=[.H47]*[.$L$4]" office:value-type="float" office:value="200" calcext:value-type="float">
            <text:p>200</text:p>
          </table:table-cell>
          <table:table-cell table:style-name="ce73" table:formula="of:=[.L47]/25.4/12" office:value-type="float" office:value="0.656167979002625" calcext:value-type="float">
            <text:p>0.656</text:p>
          </table:table-cell>
          <table:table-cell table:style-name="ce77" office:value-type="string" calcext:value-type="string">
            <text:p>NA</text:p>
          </table:table-cell>
          <table:table-cell table:style-name="ce77"/>
          <table:table-cell table:style-name="ce79" office:value-type="string" calcext:value-type="string">
            <text:p>NA</text:p>
          </table:table-cell>
          <table:table-cell table:style-name="ce77"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07</text:p>
          </table:table-cell>
          <table:table-cell table:style-name="ce17" office:value-type="string" calcext:value-type="string">
            <text:p>24AWG Stranded – Whit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W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19]*[.H19])" office:value-type="float" office:value="0.00980971128608924" calcext:value-type="float">
            <text:p>$0.01</text:p>
          </table:table-cell>
          <table:table-cell table:style-name="ce72" table:formula="of:=[.H19]*[.$L$4]" office:value-type="float" office:value="6500" calcext:value-type="float">
            <text:p>6500</text:p>
          </table:table-cell>
          <table:table-cell table:style-name="ce73" table:formula="of:=[.L19]/25.4/12" office:value-type="float" office:value="21.3254593175853" calcext:value-type="float">
            <text:p>21.325</text:p>
          </table:table-cell>
          <table:table-cell table:style-name="ce77" office:value-type="string" calcext:value-type="string">
            <text:p>NA</text:p>
          </table:table-cell>
          <table:table-cell table:style-name="ce4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B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20]*[.H20])" office:value-type="float" office:value="0.0188648293963255" calcext:value-type="float">
            <text:p>$0.02</text:p>
          </table:table-cell>
          <table:table-cell table:style-name="ce72" table:formula="of:=[.H20]*[.$L$4]" office:value-type="float" office:value="12500" calcext:value-type="float">
            <text:p>12500</text:p>
          </table:table-cell>
          <table:table-cell table:style-name="ce73" table:formula="of:=[.L20]/25.4/12" office:value-type="float" office:value="41.010498687664" calcext:value-type="float">
            <text:p>41.010</text:p>
          </table:table-cell>
          <table:table-cell table:style-name="ce77" office:value-type="string" calcext:value-type="string">
            <text:p>NA</text:p>
          </table:table-cell>
          <table:table-cell table:style-name="ce4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16" office:value-type="string" calcext:value-type="string">
            <text:p>24AWG Stranded – Green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GN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21]*[.H21])" office:value-type="currency" office:currency="USD" office:value="0.00905511811023622" calcext:value-type="currency">
            <text:p>$0.01</text:p>
          </table:table-cell>
          <table:table-cell table:style-name="ce72" table:formula="of:=[.H21]*[.$L$4]" office:value-type="float" office:value="6000" calcext:value-type="float">
            <text:p>6000</text:p>
          </table:table-cell>
          <table:table-cell table:style-name="ce73" table:formula="of:=[.L21]/25.4/12" office:value-type="float" office:value="19.6850393700787" calcext:value-type="float">
            <text:p>19.685</text:p>
          </table:table-cell>
          <table:table-cell table:style-name="ce77" office:value-type="string" calcext:value-type="string">
            <text:p>NA</text:p>
          </table:table-cell>
          <table:table-cell table:style-name="ce77"/>
          <table:table-cell table:style-name="ce79" office:value-type="string" calcext:value-type="string">
            <text:p>NA</text:p>
          </table:table-cell>
          <table:table-cell table:style-name="ce77"/>
          <table:table-cell office:value-type="string" calcext:value-type="string">
            <text:p>We have plenty in stock as extra to build these 50 extruders</text:p>
          </table:table-cell>
          <table:table-cell table:style-name="ce89" table:number-columns-repeated="1006"/>
        </table:table-row>
        <table:table-row table:style-name="ro6">
          <table:table-cell table:style-name="ce7" office:value-type="string" calcext:value-type="string">
            <text:p>Electronic</text:p>
          </table:table-cell>
          <table:table-cell table:style-name="ce12" office:value-type="string" calcext:value-type="string">
            <text:p>EL-WR0120</text:p>
          </table:table-cell>
          <table:table-cell table:style-name="ce19" office:value-type="string" calcext:value-type="string">
            <text:p>24AWG Stranded – Purple</text:p>
          </table:table-cell>
          <table:table-cell table:style-name="ce7" office:value-type="string" calcext:value-type="string">
            <text:p>Allcable </text:p>
          </table:table-cell>
          <table:table-cell table:style-name="ce35" office:value-type="string" calcext:value-type="string">
            <text:p>HU1569247VT</text:p>
          </table:table-cell>
          <table:table-cell table:style-name="ce43" office:value-type="string" calcext:value-type="string">
            <text:p>Allcable</text:p>
          </table:table-cell>
          <table:table-cell table:style-name="ce35" office:value-type="string" calcext:value-type="string">
            <text:p>HU1569247VT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22]*[.H22])" office:value-type="float" office:value="0.0279199475065617" calcext:value-type="float">
            <text:p>$0.03</text:p>
          </table:table-cell>
          <table:table-cell table:style-name="ce72" table:formula="of:=[.H22]*[.$L$4]" office:value-type="float" office:value="18500" calcext:value-type="float">
            <text:p>18500</text:p>
          </table:table-cell>
          <table:table-cell table:style-name="ce73" table:formula="of:=[.L22]/25.4/12" office:value-type="float" office:value="60.6955380577428" calcext:value-type="float">
            <text:p>60.696</text:p>
          </table:table-cell>
          <table:table-cell table:style-name="ce77" office:value-type="string" calcext:value-type="string">
            <text:p>NA</text:p>
          </table:table-cell>
          <table:table-cell table:style-name="ce78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7"/>
          <table:table-cell table:style-name="ce12"/>
          <table:table-cell table:style-name="ce19"/>
          <table:table-cell table:style-name="ce7"/>
          <table:table-cell table:style-name="ce35"/>
          <table:table-cell table:style-name="ce43"/>
          <table:table-cell table:style-name="ce35"/>
          <table:table-cell table:style-name="ce54" table:number-columns-repeated="2"/>
          <table:table-cell table:style-name="ce59"/>
          <table:table-cell table:style-name="ce68"/>
          <table:table-cell table:style-name="ce72"/>
          <table:table-cell table:style-name="ce73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27</text:p>
          </table:table-cell>
          <table:table-cell table:style-name="ce20" office:value-type="string" calcext:value-type="string">
            <text:p>Extruder Comp Spring - Music Wire, Extruder, 6mm OD, 0.8mm WD, 9.7mm FL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20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061" calcext:value-type="currency">
            <text:p>$0.06</text:p>
          </table:table-cell>
          <table:table-cell table:style-name="ce70" table:formula="of:=SUM([.J24]*[.H24])" office:value-type="float" office:value="0.122" calcext:value-type="float">
            <text:p>$0.12</text:p>
          </table:table-cell>
          <table:table-cell table:style-name="ce72" table:formula="of:=[.H24]*[.$L$4]" office:value-type="float" office:value="100" calcext:value-type="float">
            <text:p>100</text:p>
          </table:table-cell>
          <table:table-cell table:style-name="ce72"/>
          <table:table-cell table:style-name="ce77" office:value-type="string" calcext:value-type="string">
            <text:p>NA</text:p>
          </table:table-cell>
          <table:table-cell table:style-name="ce78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30</text:p>
          </table:table-cell>
          <table:table-cell table:style-name="ce21" office:value-type="string" calcext:value-type="string">
            <text:p>Metric Brass Heat-Set Insert for Plastics Tapered, M3-.5 Internal Thread, 3.8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366" calcext:value-type="currency">
            <text:p>$0.04</text:p>
          </table:table-cell>
          <table:table-cell table:style-name="ce70" table:formula="of:=SUM([Sheet1.J26]*[Sheet1.H26])" office:value-type="float" office:value="0.4758" calcext:value-type="float">
            <text:p>$0.48</text:p>
          </table:table-cell>
          <table:table-cell table:style-name="ce72" table:formula="of:=[.H26]*[.$L$4]" office:value-type="float" office:value="650" calcext:value-type="float">
            <text:p>650</text:p>
          </table:table-cell>
          <table:table-cell table:style-name="ce72"/>
          <table:table-cell table:style-name="ce79" office:value-type="string" calcext:value-type="string">
            <text:p>NA</text:p>
          </table:table-cell>
          <table:table-cell table:style-name="ce79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Gladiola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PP-MP0066</text:p>
          </table:table-cell>
          <table:table-cell table:style-name="ce20" office:value-type="string" calcext:value-type="string">
            <text:p>Metric Brass Heat-Set Insert for Plastics, Tapered, M2-.4 Internal Thread, 2.9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494" calcext:value-type="currency">
            <text:p>$0.05</text:p>
          </table:table-cell>
          <table:table-cell table:style-name="ce70" table:formula="of:=SUM([Sheet1.J27]*[Sheet1.H27])" office:value-type="float" office:value="0.0988" calcext:value-type="float">
            <text:p>$0.10</text:p>
          </table:table-cell>
          <table:table-cell table:style-name="ce72" table:formula="of:=[.H27]*[.$L$4]" office:value-type="float" office:value="100" calcext:value-type="float">
            <text:p>100</text:p>
          </table:table-cell>
          <table:table-cell table:style-name="ce72"/>
          <table:table-cell table:style-name="ce79" office:value-type="string" calcext:value-type="string">
            <text:p>NA</text:p>
          </table:table-cell>
          <table:table-cell table:style-name="ce79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Gladiola</text:p>
          </table:table-cell>
          <table:table-cell table:number-columns-repeated="1006"/>
        </table:table-row>
        <table:table-row table:style-name="ro6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1"/>
          <table:table-cell table:style-name="ce70"/>
          <table:table-cell table:style-name="ce72" table:number-columns-repeated="2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1</text:p>
          </table:table-cell>
          <table:table-cell table:style-name="ce20" office:value-type="string" calcext:value-type="string">
            <text:p>JST – CONN TERM CRIMP PH 24-30AWG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SPH-002T-P0.5S</text:p>
          </table:table-cell>
          <table:table-cell table:style-name="ce20" office:value-type="string" calcext:value-type="string">
            <text:p>Future Electronics </text:p>
          </table:table-cell>
          <table:table-cell table:style-name="ce49" office:value-type="string" calcext:value-type="string">
            <text:p>455-1127-1-N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s</text:p>
          </table:table-cell>
          <table:table-cell table:style-name="ce60" office:value-type="currency" office:currency="USD" office:value="0.0126" calcext:value-type="currency">
            <text:p>$0.01</text:p>
          </table:table-cell>
          <table:table-cell table:style-name="ce68" table:formula="of:=SUM([.H29]*[.J29])" office:value-type="float" office:value="0.0504" calcext:value-type="float">
            <text:p>$0.05</text:p>
          </table:table-cell>
          <table:table-cell table:style-name="ce72" table:formula="of:=[.H29]*[.$L$4]" office:value-type="float" office:value="200" calcext:value-type="float">
            <text:p>200</text:p>
          </table:table-cell>
          <table:table-cell table:style-name="ce72"/>
          <table:table-cell table:style-name="ce79" office:value-type="string" calcext:value-type="string">
            <text:p>NA</text:p>
          </table:table-cell>
          <table:table-cell table:style-name="ce79"/>
          <table:table-cell table:style-name="ce79" office:value-type="string" calcext:value-type="string">
            <text:p>NA</text:p>
          </table:table-cell>
          <table:table-cell table:style-name="ce77"/>
          <table:table-cell table:style-name="ce88" office:value-type="string" calcext:value-type="string">
            <text:p>covered under overages from Gladiola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5</text:p>
          </table:table-cell>
          <table:table-cell table:style-name="ce20" office:value-type="string" calcext:value-type="string">
            <text:p>CONN HOUSING PH 6POS 2MM WHITE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PHR-6</text:p>
          </table:table-cell>
          <table:table-cell table:style-name="ce20" office:value-type="string" calcext:value-type="string">
            <text:p>Future Electronics 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" office:value-type="float" office:value="0.0317" calcext:value-type="float">
            <text:p>0.0317</text:p>
          </table:table-cell>
          <table:table-cell table:style-name="ce8" table:formula="of:=SUM([.J21]*[.H21])" office:value-type="float" office:value="0.00905511811023622" calcext:value-type="float">
            <text:p>0.0090551181</text:p>
          </table:table-cell>
          <table:table-cell table:style-name="ce72" table:formula="of:=[.H30]*[.$L$4]" office:value-type="float" office:value="50" calcext:value-type="float">
            <text:p>50</text:p>
          </table:table-cell>
          <table:table-cell table:style-name="ce72"/>
          <table:table-cell table:style-name="ce79" office:value-type="string" calcext:value-type="string">
            <text:p>NA</text:p>
          </table:table-cell>
          <table:table-cell table:style-name="ce79"/>
          <table:table-cell table:style-name="ce79" office:value-type="string" calcext:value-type="string">
            <text:p>NA</text:p>
          </table:table-cell>
          <table:table-cell table:style-name="ce77"/>
          <table:table-cell table:style-name="ce88" office:value-type="string" calcext:value-type="string">
            <text:p>covered under overages from Gladiola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5"/>
          <table:table-cell table:style-name="ce72" table:number-columns-repeated="2"/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16" office:value-type="string" calcext:value-type="string">
            <text:p>Wire Tie, 8" Black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16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196" calcext:value-type="currency">
            <text:p>$0.02</text:p>
          </table:table-cell>
          <table:table-cell table:style-name="ce68" table:formula="of:=SUM([Sheet1.J32]*[Sheet1.H32])" office:value-type="float" office:value="0.0392" calcext:value-type="float">
            <text:p>$0.04</text:p>
          </table:table-cell>
          <table:table-cell table:style-name="ce72" table:formula="of:=[.H32]*[.$L$4]" office:value-type="float" office:value="100" calcext:value-type="float">
            <text:p>100</text:p>
          </table:table-cell>
          <table:table-cell table:style-name="ce72"/>
          <table:table-cell table:style-name="ce76" office:value-type="string" calcext:value-type="string">
            <text:p>NA</text:p>
          </table:table-cell>
          <table:table-cell table:style-name="ce7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62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0</text:p>
          </table:table-cell>
          <table:table-cell table:style-name="ce22" office:value-type="string" calcext:value-type="string">
            <text:p>M4 x 20 Bolt SHCS Black-Oxide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139527" calcext:value-type="float">
            <text:p>1139527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1139527" calcext:value-type="float">
            <text:p>11395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1376" calcext:value-type="currency">
            <text:p>$0.14</text:p>
          </table:table-cell>
          <table:table-cell table:style-name="ce70" table:formula="of:=SUM([.J34]*[.H34])" office:value-type="float" office:value="0.2752" calcext:value-type="float">
            <text:p>$0.28</text:p>
          </table:table-cell>
          <table:table-cell table:style-name="ce72" table:formula="of:=[.H34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2</text:p>
          </table:table-cell>
          <table:table-cell table:style-name="ce20" office:value-type="string" calcext:value-type="string">
            <text:p>M3 Set Screw (Grub Screw)</text:p>
          </table:table-cell>
          <table:table-cell table:style-name="ce8" office:value-type="string" calcext:value-type="string">
            <text:p>Fastenal</text:p>
          </table:table-cell>
          <table:table-cell table:style-name="ce36" office:value-type="float" office:value="40818" calcext:value-type="float">
            <text:p>4081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40818" calcext:value-type="float">
            <text:p>408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8" calcext:value-type="currency">
            <text:p>$0.02</text:p>
          </table:table-cell>
          <table:table-cell table:style-name="ce70" table:formula="of:=SUM([Sheet1.J35]*[Sheet1.H35])" office:value-type="float" office:value="0.018" calcext:value-type="float">
            <text:p>$0.02</text:p>
          </table:table-cell>
          <table:table-cell table:style-name="ce72" table:formula="of:=[.H35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100" calcext:value-type="float">
            <text:p>1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39</text:p>
          </table:table-cell>
          <table:table-cell table:style-name="ce20" office:value-type="string" calcext:value-type="string">
            <text:p>Metric Class 12.9 Socket Head Cap Screw, Alloy Steel, M3 Thread, 12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5" calcext:value-type="float">
            <text:p>39505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5" calcext:value-type="float">
            <text:p>395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9" calcext:value-type="currency">
            <text:p>$0.03</text:p>
          </table:table-cell>
          <table:table-cell table:style-name="ce70" table:formula="of:=SUM([.J36]*[.H36])" office:value-type="float" office:value="0.319" calcext:value-type="float">
            <text:p>$0.32</text:p>
          </table:table-cell>
          <table:table-cell table:style-name="ce72" table:formula="of:=[.H36]*[.$L$4]" office:value-type="float" office:value="550" calcext:value-type="float">
            <text:p>5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600" calcext:value-type="float">
            <text:p>6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41</text:p>
          </table:table-cell>
          <table:table-cell table:style-name="ce20" office:value-type="string" calcext:value-type="string">
            <text:p>Metric Class 12.9 Socket Head Cap Screw Alloy Steel, M3 Thread, 25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8" calcext:value-type="float">
            <text:p>3950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8" calcext:value-type="float">
            <text:p>39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83" calcext:value-type="currency">
            <text:p>$0.03</text:p>
          </table:table-cell>
          <table:table-cell table:style-name="ce70" table:formula="of:=SUM([.J37]*[.H37])" office:value-type="float" office:value="0.0566" calcext:value-type="float">
            <text:p>$0.06</text:p>
          </table:table-cell>
          <table:table-cell table:style-name="ce72" table:formula="of:=[.H37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52</text:p>
          </table:table-cell>
          <table:table-cell table:style-name="ce20" office:value-type="string" calcext:value-type="string">
            <text:p>M4 x 55 Bolt, SHCS Black-OxideMetric Class 12.9 Socket Head Cap Screw M4 Thread, 55mm Length, 0.7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string" calcext:value-type="string">
            <text:p>ZT2530055PF000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string" calcext:value-type="string">
            <text:p>ZT2530055PF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782" calcext:value-type="currency">
            <text:p>$0.08</text:p>
          </table:table-cell>
          <table:table-cell table:style-name="ce70" table:formula="of:=SUM([.J38]*[.H38])" office:value-type="float" office:value="0.1564" calcext:value-type="float">
            <text:p>$0.16</text:p>
          </table:table-cell>
          <table:table-cell table:style-name="ce72" table:formula="of:=[.H38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7</text:p>
          </table:table-cell>
          <table:table-cell table:style-name="ce20" office:value-type="string" calcext:value-type="string">
            <text:p>Metric Class 12.9 Socket Head Cap Screw Alloy Steel, Black, M2 Thread, 10mm Length, 0.4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20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19" calcext:value-type="currency">
            <text:p>$0.02</text:p>
          </table:table-cell>
          <table:table-cell table:style-name="ce70" table:formula="of:=SUM([Sheet1.J39]*[Sheet1.H39])" office:value-type="float" office:value="0.0876" calcext:value-type="float">
            <text:p>$0.09</text:p>
          </table:table-cell>
          <table:table-cell table:style-name="ce72" table:formula="of:=[.H39]*[.$L$4]" office:value-type="float" office:value="200" calcext:value-type="float">
            <text:p>2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300" calcext:value-type="float">
            <text:p>3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20" office:value-type="string" calcext:value-type="string">
            <text:p>M3 x 14 Bolt FHCS, Black-Oxide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20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87" calcext:value-type="currency">
            <text:p>$0.02</text:p>
          </table:table-cell>
          <table:table-cell table:style-name="ce70" table:formula="of:=SUM([.J40]*[.H40])" office:value-type="float" office:value="0.0748" calcext:value-type="float">
            <text:p>$0.07</text:p>
          </table:table-cell>
          <table:table-cell table:style-name="ce72" table:formula="of:=[.H40]*[.$L$4]" office:value-type="float" office:value="200" calcext:value-type="float">
            <text:p>2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300" calcext:value-type="float">
            <text:p>3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06</text:p>
          </table:table-cell>
          <table:table-cell table:style-name="ce20" office:value-type="string" calcext:value-type="string">
            <text:p>M8 Washer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Fastenal</text:p>
          </table:table-cell>
          <table:table-cell table:style-name="ce10" office:value-type="float" office:value="1140357" calcext:value-type="float">
            <text:p>11403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96" calcext:value-type="currency">
            <text:p>$0.01</text:p>
          </table:table-cell>
          <table:table-cell table:style-name="ce70" table:formula="of:=SUM([Sheet1.J41]*[Sheet1.H41])" office:value-type="float" office:value="0.0288" calcext:value-type="float">
            <text:p>$0.03</text:p>
          </table:table-cell>
          <table:table-cell table:style-name="ce72" table:formula="of:=[.H41]*[.$L$4]" office:value-type="float" office:value="150" calcext:value-type="float">
            <text:p>1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6" office:value-type="string" calcext:value-type="string">
            <text:p>Metric Spring Steel Shim - DIN 988 0.5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518" calcext:value-type="currency">
            <text:p>$0.05</text:p>
          </table:table-cell>
          <table:table-cell table:style-name="ce68" table:formula="of:=SUM([.J42]*[.H42])" office:value-type="float" office:value="0.0518" calcext:value-type="float">
            <text:p>$0.05</text:p>
          </table:table-cell>
          <table:table-cell table:style-name="ce72" table:formula="of:=[.H42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100" calcext:value-type="float">
            <text:p>1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6" office:value-type="string" calcext:value-type="string">
            <text:p>Metric Spring Steel Shim - DIN 988 1.0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38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507" calcext:value-type="currency">
            <text:p>$0.05</text:p>
          </table:table-cell>
          <table:table-cell table:style-name="ce68" table:formula="of:=SUM([.J43]*[.H43])" office:value-type="float" office:value="0.0507" calcext:value-type="float">
            <text:p>$0.05</text:p>
          </table:table-cell>
          <table:table-cell table:style-name="ce72" table:formula="of:=[.H43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3"/>
          <table:table-cell table:style-name="ce85" office:value-type="string" calcext:value-type="string">
            <text:p>NA</text:p>
          </table:table-cell>
          <table:table-cell table:style-name="ce85"/>
          <table:table-cell office:value-type="string" calcext:value-type="string">
            <text:p>Covered by extra from Opah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2</text:p>
          </table:table-cell>
          <table:table-cell table:style-name="ce20" office:value-type="string" calcext:value-type="string">
            <text:p>M8 Nyloc Nut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52" calcext:value-type="float">
            <text:p>40352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2" calcext:value-type="float">
            <text:p>403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4" office:value-type="currency" office:currency="USD" office:value="0.0321" calcext:value-type="currency">
            <text:p>$0.03</text:p>
          </table:table-cell>
          <table:table-cell table:style-name="ce70" table:formula="of:=SUM([Sheet1.J44]*[Sheet1.H44])" office:value-type="float" office:value="0.0321" calcext:value-type="float">
            <text:p>$0.03</text:p>
          </table:table-cell>
          <table:table-cell table:style-name="ce72" table:formula="of:=[.H44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4</text:p>
          </table:table-cell>
          <table:table-cell table:style-name="ce20" office:value-type="string" calcext:value-type="string">
            <text:p>M3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2" calcext:value-type="float">
            <text:p>40302</text:p>
          </table:table-cell>
          <table:table-cell table:style-name="ce20" office:value-type="string" calcext:value-type="string">
            <text:p>Fastenal </text:p>
          </table:table-cell>
          <table:table-cell table:style-name="ce38" office:value-type="string" calcext:value-type="string">
            <text:p>403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4" office:value-type="currency" office:currency="USD" office:value="0.0089" calcext:value-type="currency">
            <text:p>$0.01</text:p>
          </table:table-cell>
          <table:table-cell table:style-name="ce70" table:formula="of:=SUM([.J45]*[.H45])" office:value-type="float" office:value="0.0178" calcext:value-type="float">
            <text:p>$0.02</text:p>
          </table:table-cell>
          <table:table-cell table:style-name="ce72" table:formula="of:=[.H45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300" calcext:value-type="float">
            <text:p>3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11</text:p>
          </table:table-cell>
          <table:table-cell table:style-name="ce20" office:value-type="string" calcext:value-type="string">
            <text:p>M4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3" calcext:value-type="float">
            <text:p>40303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03" calcext:value-type="float">
            <text:p>403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46" calcext:value-type="currency">
            <text:p>$0.00</text:p>
          </table:table-cell>
          <table:table-cell table:style-name="ce70" table:formula="of:=SUM([.J46]*[.H46])" office:value-type="float" office:value="0.0184" calcext:value-type="float">
            <text:p>$0.02</text:p>
          </table:table-cell>
          <table:table-cell table:style-name="ce72" table:formula="of:=[.H46]*[.$L$4]" office:value-type="float" office:value="200" calcext:value-type="float">
            <text:p>20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3"/>
          <table:table-cell table:style-name="ce85" office:value-type="string" calcext:value-type="string">
            <text:p>NA</text:p>
          </table:table-cell>
          <table:table-cell table:style-name="ce85"/>
          <table:table-cell office:value-type="string" calcext:value-type="string">
            <text:p>Covered by extra from Opah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12</text:p>
          </table:table-cell>
          <table:table-cell table:style-name="ce20" office:value-type="string" calcext:value-type="string">
            <text:p>Steel Flat Washer, DIN 125 zinc-plated class 4,M2 screw sz, 5mm OD, .25mm-.35mm thick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15" calcext:value-type="currency">
            <text:p>$0.00</text:p>
          </table:table-cell>
          <table:table-cell table:style-name="ce70" table:formula="of:=SUM([Sheet1.J47]*[Sheet1.H47])" office:value-type="float" office:value="0.006" calcext:value-type="float">
            <text:p>$0.01</text:p>
          </table:table-cell>
          <table:table-cell table:style-name="ce72" table:formula="of:=[.H47]*[.$L$4]" office:value-type="float" office:value="200" calcext:value-type="float">
            <text:p>2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500" calcext:value-type="float">
            <text:p>5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table:number-columns-repeated="2"/>
          <table:table-cell table:style-name="ce20"/>
          <table:table-cell table:style-name="ce8"/>
          <table:table-cell table:style-name="ce10"/>
          <table:table-cell table:style-name="ce20"/>
          <table:table-cell table:style-name="ce10"/>
          <table:table-cell table:style-name="ce8" table:number-columns-repeated="2"/>
          <table:table-cell table:style-name="ce61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RD0004</text:p>
          </table:table-cell>
          <table:table-cell table:style-name="ce20" office:value-type="string" calcext:value-type="string">
            <text:p>8mm Smooth Rod x 18-19mm, Stainless Steel (Nubbin)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20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1.5" calcext:value-type="currency">
            <text:p>$1.50</text:p>
          </table:table-cell>
          <table:table-cell table:style-name="ce70" table:formula="of:=SUM([.J49]*[.H49])" office:value-type="float" office:value="1.5" calcext:value-type="float">
            <text:p>$1.50</text:p>
          </table:table-cell>
          <table:table-cell table:style-name="ce72" table:formula="of:=[.H49]*[.$L$4]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9</text:p>
          </table:table-cell>
          <table:table-cell table:style-name="ce78" office:value-type="float" office:value="60" calcext:value-type="float">
            <text:p>60</text:p>
          </table:table-cell>
          <table:table-cell table:style-name="ce85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office:value-type="string" calcext:value-type="string">
            <text:p>Backfill – okay to pull from 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MS0282</text:p>
          </table:table-cell>
          <table:table-cell table:style-name="ce20" office:value-type="string" calcext:value-type="string">
            <text:p>608-2RS ABEC3/C3 Rubber Sealed Bearing – BLACK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20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42" calcext:value-type="currency">
            <text:p>$0.42</text:p>
          </table:table-cell>
          <table:table-cell table:style-name="ce70" table:formula="of:=SUM([Sheet1.J51]*[Sheet1.H51])" office:value-type="float" office:value="1.26" calcext:value-type="float">
            <text:p>$1.26</text:p>
          </table:table-cell>
          <table:table-cell table:style-name="ce72" table:formula="of:=[.H51]*[.$L$4]" office:value-type="float" office:value="150" calcext:value-type="float">
            <text:p>15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0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80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012</text:p>
          </table:table-cell>
          <table:table-cell table:style-name="ce20" office:value-type="string" calcext:value-type="string">
            <text:p>Noninsulated Wire Ferrule, 24-20 AWG, .31" Pin Length Packs of 100</text:p>
          </table:table-cell>
          <table:table-cell table:style-name="ce8" office:value-type="string" calcext:value-type="string">
            <text:p>Mcmaster / Digi-Key / Sager? </text:p>
          </table:table-cell>
          <table:table-cell table:style-name="ce8"/>
          <table:table-cell table:style-name="ce44" office:value-type="string" calcext:value-type="string">
            <text:p>McMaster-Carr</text:p>
          </table:table-cell>
          <table:table-cell table:style-name="ce8" office:value-type="string" calcext:value-type="string">
            <text:p>9681K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0632" calcext:value-type="currency">
            <text:p>$0.06</text:p>
          </table:table-cell>
          <table:table-cell table:style-name="ce70" table:formula="of:=SUM([.J53]*[.H53])" office:value-type="float" office:value="0.1264" calcext:value-type="float">
            <text:p>$0.13</text:p>
          </table:table-cell>
          <table:table-cell table:style-name="ce72" table:formula="of:=[.H53]*[.$L$4]" office:value-type="float" office:value="100" calcext:value-type="float">
            <text:p>100</text:p>
          </table:table-cell>
          <table:table-cell table:style-name="ce72"/>
          <table:table-cell table:style-name="ce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16" office:value-type="string" calcext:value-type="string">
            <text:p>Heat-Shrink Tubing 1/8" ID Before, 1/16" ID After, 100' L, Black</text:p>
          </table:table-cell>
          <table:table-cell table:style-name="ce9" office:value-type="string" calcext:value-type="string">
            <text:p>EDC </text:p>
          </table:table-cell>
          <table:table-cell table:style-name="ce9" office:value-type="string" calcext:value-type="string">
            <text:p>84-01250</text:p>
          </table:table-cell>
          <table:table-cell table:style-name="ce45" office:value-type="string" calcext:value-type="string">
            <text:p>McMaster-Carr</text:p>
          </table:table-cell>
          <table:table-cell table:style-name="ce10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56" table:formula="of:=46.43/100/12/25.4" office:value-type="currency" office:currency="USD" office:value="0.00152329396325459" calcext:value-type="currency">
            <text:p>$0.00</text:p>
          </table:table-cell>
          <table:table-cell table:style-name="ce70" table:formula="of:=SUM([.J54]*[.H54])" office:value-type="float" office:value="0.0609317585301837" calcext:value-type="float">
            <text:p>$0.06</text:p>
          </table:table-cell>
          <table:table-cell table:style-name="ce72" table:formula="of:=[.H54]*[.$L$4]" office:value-type="float" office:value="2000" calcext:value-type="float">
            <text:p>2000</text:p>
          </table:table-cell>
          <table:table-cell table:style-name="ce73" table:formula="of:=[.L54]/25.4/12" office:value-type="float" office:value="6.56167979002625" calcext:value-type="float">
            <text:p>6.562</text:p>
          </table:table-cell>
          <table:table-cell table:style-name="ce78" office:value-type="string" calcext:value-type="string">
            <text:p>NA</text:p>
          </table:table-cell>
          <table:table-cell table:style-name="ce78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Uaru</text:p>
          </table:table-cell>
          <table:table-cell table:style-name="ce88" table:number-columns-repeated="1006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10" office:value-type="string" calcext:value-type="string">
            <text:p>Fastenal</text:p>
          </table:table-cell>
          <table:table-cell table:style-name="ce10"/>
          <table:table-cell table:style-name="ce46" office:value-type="string" calcext:value-type="string">
            <text:p>McMaster-Carr</text:p>
          </table:table-cell>
          <table:table-cell table:style-name="ce10" office:value-type="string" calcext:value-type="string">
            <text:p>93925A2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 office:value-type="currency" office:currency="USD" office:value="0.0231" calcext:value-type="currency">
            <text:p>$0.02</text:p>
          </table:table-cell>
          <table:table-cell table:style-name="ce70" table:formula="of:=SUM([Sheet1.J55]*[Sheet1.H55])" office:value-type="float" office:value="0.0231" calcext:value-type="float">
            <text:p>$0.02</text:p>
          </table:table-cell>
          <table:table-cell table:style-name="ce72" table:formula="of:=[.H55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5254</text:p>
          </table:table-cell>
          <table:table-cell table:style-name="ce80"/>
          <table:table-cell table:number-columns-repeated="2"/>
          <table:table-cell office:value-type="string" calcext:value-type="string">
            <text:p>Covered by extra from Opah</text:p>
          </table:table-cell>
          <table:table-cell table:style-name="ce88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8</text:p>
          </table:table-cell>
          <table:table-cell table:style-name="ce21" office:value-type="string" calcext:value-type="string">
            <text:p>Black-Oxide 18-8 Stainless Steel Flat Washer, M3 Screw Size, 3.2mm ID, 7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0" office:value-type="string" calcext:value-type="string">
            <text:p>98269A4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47" calcext:value-type="currency">
            <text:p>$0.02</text:p>
          </table:table-cell>
          <table:table-cell table:style-name="ce70" table:formula="of:=SUM([Sheet1.J56]*[Sheet1.H56])" office:value-type="float" office:value="0.1235" calcext:value-type="float">
            <text:p>$0.12</text:p>
          </table:table-cell>
          <table:table-cell table:style-name="ce72" table:formula="of:=[.H56]*[.$L$4]" office:value-type="float" office:value="250" calcext:value-type="float">
            <text:p>2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300" calcext:value-type="float">
            <text:p>3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office:value-type="string" calcext:value-type="string">
            <text:p>Fastenal</text:p>
          </table:table-cell>
          <table:table-cell table:style-name="ce88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9</text:p>
          </table:table-cell>
          <table:table-cell table:style-name="ce21" office:value-type="string" calcext:value-type="string">
            <text:p>Black-Oxide 18-8 Stainless Steel Flat Washer, M4 Screw Size, 4.3mm ID, 9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0" office:value-type="string" calcext:value-type="string">
            <text:p>98269A4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313" calcext:value-type="currency">
            <text:p>$0.03</text:p>
          </table:table-cell>
          <table:table-cell table:style-name="ce70" table:formula="of:=SUM([.J57]*[.H57])" office:value-type="float" office:value="0.1878" calcext:value-type="float">
            <text:p>$0.19</text:p>
          </table:table-cell>
          <table:table-cell table:style-name="ce72" table:formula="of:=[.H57]*[.$L$4]" office:value-type="float" office:value="300" calcext:value-type="float">
            <text:p>3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78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Fastenal</text:p>
          </table:table-cell>
          <table:table-cell table:style-name="ce88" table:number-columns-repeated="1006"/>
        </table:table-row>
        <table:table-row table:style-name="ro6">
          <table:table-cell table:style-name="ce8" table:number-columns-repeated="2"/>
          <table:table-cell table:style-name="ce21"/>
          <table:table-cell table:style-name="ce8" table:number-columns-repeated="2"/>
          <table:table-cell table:style-name="ce20"/>
          <table:table-cell table:style-name="ce50"/>
          <table:table-cell table:style-name="ce8" table:number-columns-repeated="2"/>
          <table:table-cell table:style-name="ce61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T0029</text:p>
          </table:table-cell>
          <table:table-cell table:style-name="ce20" office:value-type="string" calcext:value-type="string">
            <text:p>NEMA 17 Stepper Motor, Moons' <text:s/>- <text:s/>NOT INCLUDING wire harness - As per attached Drawing.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MS17HD6P4150-01-B</text:p>
          </table:table-cell>
          <table:table-cell table:style-name="ce20" office:value-type="string" calcext:value-type="string">
            <text:p>Moons </text:p>
          </table:table-cell>
          <table:table-cell table:style-name="ce8" office:value-type="string" calcext:value-type="string">
            <text:p>MS17HD6P4150-01-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22.83" calcext:value-type="currency">
            <text:p>$22.83</text:p>
          </table:table-cell>
          <table:table-cell table:style-name="ce70" table:formula="of:=SUM([Sheet1.J59]*[Sheet1.H59])" office:value-type="float" office:value="22.83" calcext:value-type="float">
            <text:p>$22.83</text:p>
          </table:table-cell>
          <table:table-cell table:style-name="ce72" table:formula="of:=[.H59]*[.$L$4]" office:value-type="float" office:value="50" calcext:value-type="float">
            <text:p>50</text:p>
          </table:table-cell>
          <table:table-cell table:style-name="ce72"/>
          <table:table-cell table:style-name="ce81" office:value-type="string" calcext:value-type="string">
            <text:p>NA</text:p>
          </table:table-cell>
          <table:table-cell table:style-name="ce81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plenty of stock coming in 9/25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16" office:value-type="string" calcext:value-type="string">
            <text:p>Pelonis FAN 24V 40x4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24BPLB1-7</text:p>
          </table:table-cell>
          <table:table-cell table:style-name="ce16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3.13" calcext:value-type="currency">
            <text:p>$3.13</text:p>
          </table:table-cell>
          <table:table-cell table:style-name="ce68" table:formula="of:=SUM([.J61]*[.H61])" office:value-type="float" office:value="6.26" calcext:value-type="float">
            <text:p>$6.26</text:p>
          </table:table-cell>
          <table:table-cell table:style-name="ce72" table:formula="of:=[.H61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0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4" office:value-type="string" calcext:value-type="string">
            <text:p>Pelonis FAN 5V 40x1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16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3.07" calcext:value-type="currency">
            <text:p>$3.07</text:p>
          </table:table-cell>
          <table:table-cell table:style-name="ce68" table:formula="of:=SUM([.J62]*[.H62])" office:value-type="float" office:value="3.07" calcext:value-type="float">
            <text:p>$3.07</text:p>
          </table:table-cell>
          <table:table-cell table:style-name="ce72" table:formula="of:=[.H62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0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table:number-columns-repeated="2"/>
          <table:table-cell table:style-name="ce24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56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8</text:p>
          </table:table-cell>
          <table:table-cell table:style-name="ce20" office:value-type="string" calcext:value-type="string">
            <text:p>Hobbed Bolt, M8 x 50mm Hex head, 26mm offset, Stainless Steel</text:p>
          </table:table-cell>
          <table:table-cell table:style-name="ce8" office:value-type="string" calcext:value-type="string">
            <text:p>Quattro</text:p>
          </table:table-cell>
          <table:table-cell table:style-name="ce8"/>
          <table:table-cell table:style-name="ce20" office:value-type="string" calcext:value-type="string">
            <text:p>Quattr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4.99" calcext:value-type="currency">
            <text:p>$4.99</text:p>
          </table:table-cell>
          <table:table-cell table:style-name="ce70" table:formula="of:=SUM([.J64]*[.H64])" office:value-type="float" office:value="4.99" calcext:value-type="float">
            <text:p>$4.99</text:p>
          </table:table-cell>
          <table:table-cell table:style-name="ce72" table:formula="of:=[.H64]*[.$L$4]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NA</text:p>
          </table:table-cell>
          <table:table-cell table:style-name="ce78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pulling from over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ce46" office:value-type="string" calcext:value-type="string">
            <text:p>RepRapDiscount </text:p>
          </table:table-cell>
          <table:table-cell table:style-name="ce10"/>
          <table:table-cell table:style-name="Default" table:number-columns-repeated="2"/>
          <table:table-cell table:style-name="ce65" office:value-type="currency" office:currency="USD" office:value="23" calcext:value-type="currency">
            <text:p>$23.00</text:p>
          </table:table-cell>
          <table:table-cell table:style-name="ce70" table:formula="of:=SUM([.J66]*[.H67])" office:value-type="float" office:value="23" calcext:value-type="float">
            <text:p>$23.00</text:p>
          </table:table-cell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/>
          <table:table-cell table:style-name="ce14" office:value-type="string" calcext:value-type="string">
            <text:p>PP-MP0133</text:p>
          </table:table-cell>
          <table:table-cell table:style-name="ce25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4</text:p>
          </table:table-cell>
          <table:table-cell table:style-name="ce26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5</text:p>
          </table:table-cell>
          <table:table-cell table:style-name="ce25" office:value-type="string" calcext:value-type="string">
            <text:p>0.5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TH0011 </text:p>
          </table:table-cell>
          <table:table-cell table:style-name="ce25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MS0377</text:p>
          </table:table-cell>
          <table:table-cell table:style-name="ce25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6</text:p>
          </table:table-cell>
          <table:table-cell table:style-name="ce25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7</text:p>
          </table:table-cell>
          <table:table-cell table:style-name="ce25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2</text:p>
          </table:table-cell>
          <table:table-cell table:style-name="ce25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3</text:p>
          </table:table-cell>
          <table:table-cell table:style-name="ce25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/>
          <table:table-cell table:style-name="ce25"/>
          <table:table-cell table:style-name="ce32" table:number-columns-repeated="2"/>
          <table:table-cell table:style-name="ce47"/>
          <table:table-cell table:style-name="ce51"/>
          <table:table-cell table:style-name="ce10" table:number-columns-repeated="2"/>
          <table:table-cell table:style-name="ce65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141</text:p>
          </table:table-cell>
          <table:table-cell table:style-name="ce27" office:value-type="string" calcext:value-type="string">
            <text:p>Term Ring Non Ins 26-22AWG #4 Order Bulk Only</text:p>
          </table:table-cell>
          <table:table-cell table:style-name="ce33" office:value-type="string" calcext:value-type="string">
            <text:p>Panduit</text:p>
          </table:table-cell>
          <table:table-cell table:style-name="ce37" office:value-type="string" calcext:value-type="string">
            <text:p>P22-4R-M</text:p>
          </table:table-cell>
          <table:table-cell table:style-name="ce20" office:value-type="string" calcext:value-type="string">
            <text:p>TTI</text:p>
          </table:table-cell>
          <table:table-cell table:style-name="ce10" office:value-type="string" calcext:value-type="string">
            <text:p>P22-4R-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 office:value-type="currency" office:currency="USD" office:value="0.059" calcext:value-type="currency">
            <text:p>$0.06</text:p>
          </table:table-cell>
          <table:table-cell table:style-name="ce70" table:formula="of:=SUM([.J77]*[.H77])" office:value-type="float" office:value="0.059" calcext:value-type="float">
            <text:p>$0.06</text:p>
          </table:table-cell>
          <table:table-cell table:style-name="ce72" table:formula="of:=[.H77]*[.$L$4]" office:value-type="float" office:value="50" calcext:value-type="float">
            <text:p>50</text:p>
          </table:table-cell>
          <table:table-cell table:style-name="ce72"/>
          <table:table-cell table:style-name="ce13" office:value-type="string" calcext:value-type="string">
            <text:p>PO15202 &amp; PO15388</text:p>
          </table:table-cell>
          <table:table-cell table:style-name="ce13"/>
          <table:table-cell table:number-columns-repeated="2"/>
          <table:table-cell office:value-type="string" calcext:value-type="string">
            <text:p>overages from Opah/Gladiola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142</text:p>
          </table:table-cell>
          <table:table-cell table:style-name="ce28" office:value-type="string" calcext:value-type="string">
            <text:p>Conn Recept Faston 22-26AWG .110 - Reel of 3K</text:p>
          </table:table-cell>
          <table:table-cell table:style-name="ce13" office:value-type="string" calcext:value-type="string">
            <text:p>Molex</text:p>
          </table:table-cell>
          <table:table-cell table:style-name="ce13" office:value-type="string" calcext:value-type="string">
            <text:p>7-520365-2</text:p>
          </table:table-cell>
          <table:table-cell table:style-name="ce48" office:value-type="string" calcext:value-type="string">
            <text:p>TTI</text:p>
          </table:table-cell>
          <table:table-cell table:style-name="ce52" office:value-type="string" calcext:value-type="string">
            <text:p>7-520365-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a</text:p>
          </table:table-cell>
          <table:table-cell table:style-name="ce66" office:value-type="currency" office:currency="USD" office:value="0.076" calcext:value-type="currency">
            <text:p>$0.08</text:p>
          </table:table-cell>
          <table:table-cell table:style-name="ce70" table:formula="of:=SUM([Sheet1.J78]*[Sheet1.H78])" office:value-type="float" office:value="0.152" calcext:value-type="float">
            <text:p>$0.15</text:p>
          </table:table-cell>
          <table:table-cell table:style-name="ce72" table:formula="of:=[.H78]*[.$L$4]" office:value-type="float" office:value="100" calcext:value-type="float">
            <text:p>100</text:p>
          </table:table-cell>
          <table:table-cell table:style-name="ce72"/>
          <table:table-cell table:style-name="ce82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12</text:p>
          </table:table-cell>
          <table:table-cell table:style-name="ce20" office:value-type="string" calcext:value-type="string">
            <text:p>Molex-CONN PIN 24-30AWG Crimp Tin, 20,000 Unit Reel</text:p>
          </table:table-cell>
          <table:table-cell table:style-name="ce8" office:value-type="string" calcext:value-type="string">
            <text:p>Molex</text:p>
          </table:table-cell>
          <table:table-cell table:style-name="ce38" office:value-type="string" calcext:value-type="string">
            <text:p>16-02-0105</text:p>
          </table:table-cell>
          <table:table-cell table:style-name="ce20" office:value-type="string" calcext:value-type="string">
            <text:p>TTI</text:p>
          </table:table-cell>
          <table:table-cell table:style-name="ce8" office:value-type="string" calcext:value-type="string">
            <text:p>16-02-010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a</text:p>
          </table:table-cell>
          <table:table-cell table:style-name="ce67" office:value-type="currency" office:currency="USD" office:value="0.0185" calcext:value-type="currency">
            <text:p>$0.02</text:p>
          </table:table-cell>
          <table:table-cell table:style-name="ce70" table:formula="of:=SUM([.J79]*[.H79])" office:value-type="float" office:value="0.2775" calcext:value-type="float">
            <text:p>$0.28</text:p>
          </table:table-cell>
          <table:table-cell table:style-name="ce72" table:formula="of:=[.H79]*[.$L$4]" office:value-type="float" office:value="750" calcext:value-type="float">
            <text:p>750</text:p>
          </table:table-cell>
          <table:table-cell table:style-name="ce72"/>
          <table:table-cell table:style-name="ce78" office:value-type="string" calcext:value-type="string">
            <text:p>PO15062</text:p>
          </table:table-cell>
          <table:table-cell table:style-name="ce78"/>
          <table:table-cell table:number-columns-repeated="2"/>
          <table:table-cell office:value-type="string" calcext:value-type="string">
            <text:p>overages from Uaru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251</text:p>
          </table:table-cell>
          <table:table-cell table:style-name="ce27" office:value-type="string" calcext:value-type="string">
            <text:p>CONN HOUSING 16POS .100 DUAL</text:p>
          </table:table-cell>
          <table:table-cell table:style-name="ce10" office:value-type="string" calcext:value-type="string">
            <text:p>Molex</text:p>
          </table:table-cell>
          <table:table-cell table:style-name="ce39" office:value-type="string" calcext:value-type="string">
            <text:p>22552161</text:p>
          </table:table-cell>
          <table:table-cell table:style-name="ce46" office:value-type="string" calcext:value-type="string">
            <text:p>TTI</text:p>
          </table:table-cell>
          <table:table-cell table:style-name="ce53" office:value-type="float" office:value="22552161" calcext:value-type="float">
            <text:p>2255216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529" calcext:value-type="currency">
            <text:p>$0.53</text:p>
          </table:table-cell>
          <table:table-cell table:style-name="ce70" table:formula="of:=SUM([.J80]*[.H80])" office:value-type="float" office:value="0.529" calcext:value-type="float">
            <text:p>$0.53</text:p>
          </table:table-cell>
          <table:table-cell table:style-name="ce72" table:formula="of:=[.H80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SW0021</text:p>
          </table:table-cell>
          <table:table-cell table:style-name="ce29" office:value-type="string" calcext:value-type="string">
            <text:p>Switch SIM Roll SPDT 3A 125V</text:p>
          </table:table-cell>
          <table:table-cell table:style-name="ce13" office:value-type="string" calcext:value-type="string">
            <text:p>Omron</text:p>
          </table:table-cell>
          <table:table-cell table:style-name="ce40" office:value-type="string" calcext:value-type="string">
            <text:p>SG-3GL13PT</text:p>
          </table:table-cell>
          <table:table-cell table:style-name="ce46" office:value-type="string" calcext:value-type="string">
            <text:p>TTI</text:p>
          </table:table-cell>
          <table:table-cell table:style-name="ce52" office:value-type="string" calcext:value-type="string">
            <text:p>SW768-N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66" office:value-type="currency" office:currency="USD" office:value="0.592" calcext:value-type="currency">
            <text:p>$0.59</text:p>
          </table:table-cell>
          <table:table-cell table:style-name="ce70" table:formula="of:=SUM([Sheet1.J81]*[Sheet1.H81])" office:value-type="float" office:value="0.592" calcext:value-type="float">
            <text:p>$0.59</text:p>
          </table:table-cell>
          <table:table-cell table:style-name="ce72" table:formula="of:=[.H81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4787</text:p>
          </table:table-cell>
          <table:table-cell table:style-name="ce80"/>
          <table:table-cell table:number-columns-repeated="2"/>
          <table:table-cell office:value-type="string" calcext:value-type="string">
            <text:p>overages from Olivebranch will cover</text:p>
          </table:table-cell>
          <table:table-cell table:number-columns-repeated="1006"/>
        </table:table-row>
        <table:table-row table:style-name="ro2">
          <table:table-cell table:number-columns-repeated="10"/>
          <table:table-cell table:style-name="ce71" table:formula="of:=SUM([.K5:.K81])" office:value-type="currency" office:currency="USD" office:value="78.6823010498688" calcext:value-type="currency">
            <text:p>$78.68</text:p>
          </table:table-cell>
          <table:table-cell table:style-name="ce71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30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R8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9:15:21.054247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9-13T10:28:29.495098049</dc:date>
    <meta:editing-duration>P2DT23H51M14S</meta:editing-duration>
    <meta:editing-cycles>28</meta:editing-cycles>
    <meta:generator>LibreOffice/4.3.3.2$Linux_X86_64 LibreOffice_project/430m0$Build-2</meta:generator>
    <meta:document-statistic meta:table-count="1" meta:cell-count="894" meta:object-count="0"/>
  </office:meta>
</office:document-meta>
</file>